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297.21pt">
            <draw:object draw:notify-on-update-of-ranges="Sheet1.A25:Sheet1.A30 Sheet1.B24:Sheet1.B24 Sheet1.B25:Sheet1.B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34.86pt" svg:y="15.62pt">
            <draw:object draw:notify-on-update-of-ranges="Sheet1.K3:Sheet1.K8 Sheet1.L2:Sheet1.L2 Sheet1.L3:Sheet1.L8 Sheet1.K3:Sheet1.K8 Sheet1.M2:Sheet1.M2 Sheet1.M3:Sheet1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9"/>
          <table:table-cell table:style-name="ce1" office:value-type="string" calcext:value-type="string" table:number-columns-spanned="2" table:number-rows-spanned="1">
            <text:p>codec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5019102000483" calcext:value-type="float">
            <text:p>69.5019102000483</text:p>
          </table:table-cell>
          <table:table-cell table:number-columns-repeated="8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5107352781623" calcext:value-type="float">
            <text:p>81.5107352781623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69.5019102000483" calcext:value-type="float">
            <text:p>69.5019102000483</text:p>
          </table:table-cell>
          <table:table-cell office:value-type="float" office:value="69.5278952186435" calcext:value-type="float">
            <text:p>69.52789521864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.5690632487212" calcext:value-type="float">
            <text:p>79.5690632487212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81.5107352781623" calcext:value-type="float">
            <text:p>81.5107352781623</text:p>
          </table:table-cell>
          <table:table-cell office:value-type="float" office:value="69.8473779310717" calcext:value-type="float">
            <text:p>69.84737793107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3.1820775518741" calcext:value-type="float">
            <text:p>83.182077551874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79.5690632487212" calcext:value-type="float">
            <text:p>79.5690632487212</text:p>
          </table:table-cell>
          <table:table-cell office:value-type="float" office:value="77.4872233277909" calcext:value-type="float">
            <text:p>77.48722332779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.3768915700781" calcext:value-type="float">
            <text:p>72.3768915700781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83.1820775518741" calcext:value-type="float">
            <text:p>83.1820775518741</text:p>
          </table:table-cell>
          <table:table-cell office:value-type="float" office:value="77.4855378227139" calcext:value-type="float">
            <text:p>77.48553782271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.1281145541658" calcext:value-type="float">
            <text:p>74.1281145541658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2.3768915700781" calcext:value-type="float">
            <text:p>72.3768915700781</text:p>
          </table:table-cell>
          <table:table-cell office:value-type="float" office:value="72.7042254459731" calcext:value-type="float">
            <text:p>72.7042254459731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74.1281145541658" calcext:value-type="float">
            <text:p>74.1281145541658</text:p>
          </table:table-cell>
          <table:table-cell office:value-type="float" office:value="68.3009834273021" calcext:value-type="float">
            <text:p>68.3009834273021</text:p>
          </table:table-cell>
        </table:table-row>
        <table:table-row table:style-name="ro1" table:number-rows-repeated="15">
          <table:table-cell table:number-columns-repeated="1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.5278952186435" calcext:value-type="float">
            <text:p>69.52789521864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.8473779310717" calcext:value-type="float">
            <text:p>69.8473779310717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.4872233277909" calcext:value-type="float">
            <text:p>77.4872233277909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.4855378227139" calcext:value-type="float">
            <text:p>77.4855378227139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.7042254459731" calcext:value-type="float">
            <text:p>72.7042254459731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.3009834273021" calcext:value-type="float">
            <text:p>68.300983427302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rata2 percobaa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  <table:table-cell/>
        </table:table-row>
        <table:table-row table:style-name="ro1">
          <table:table-cell table:number-columns-repeated="10"/>
          <table:table-cell table:formula="of:=AVERAGE([.L3:.L8])" office:value-type="float" office:value="76.7114654005083" calcext:value-type="float">
            <text:p>76.7114654005083</text:p>
          </table:table-cell>
          <table:table-cell table:formula="of:=AVERAGE([.M3:.M8])" office:value-type="float" office:value="72.5588738622492" calcext:value-type="float">
            <text:p>72.55887386224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08:26.567528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9:52:06.153387201</meta:creation-date>
    <dc:date>2020-03-15T21:11:54.697433294</dc:date>
    <meta:editing-duration>PT1H43M23S</meta:editing-duration>
    <meta:editing-cycles>2</meta:editing-cycles>
    <meta:generator>LibreOffice/6.0.7.3$Linux_X86_64 LibreOffice_project/00m0$Build-3</meta:generator>
    <meta:document-statistic meta:table-count="1" meta:cell-count="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:Sheet1.B7 Sheet1.B1:Sheet1.B1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69.5019102000483">
                <text:p>69.501910200048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1.5107352781623">
                <text:p>81.51073527816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9.5690632487212">
                <text:p>79.5690632487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3.1820775518741">
                <text:p>83.1820775518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2.3768915700781">
                <text:p>72.3768915700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4.1281145541658">
                <text:p>74.128114554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5:Sheet1.B30 Sheet1.B24:Sheet1.B24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0" chart:label-cell-address="Sheet1.B24:Sheet1.B24" chart:class="chart:scatter">
            <chart:domain table:cell-range-address="Sheet1.A25:Sheet1.A30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5:Sheet1.A30</svg:desc>
                </draw:g>
              </table:table-cell>
              <table:table-cell office:value-type="float" office:value="69.5278952186435">
                <text:p>69.5278952186435</text:p>
                <draw:g>
                  <svg:desc>Sheet1.B25:Sheet1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69.8473779310717">
                <text:p>69.8473779310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7.4872233277909">
                <text:p>77.4872233277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7.4855378227139">
                <text:p>77.4855378227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2.7042254459731">
                <text:p>72.7042254459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68.3009834273021">
                <text:p>68.3009834273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K3:Sheet1.M8 Sheet1.L2:Sheet1.M2" chart:data-source-has-labels="row" svg:x="0.32cm" svg:y="0.18cm" svg:width="12.905cm" svg:height="8.64cm">
          <chartooo:coordinate-region svg:x="0.941cm" svg:y="0.379cm" svg:width="12.0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2:Sheet1.L2" chart:class="chart:scatter">
            <chart:domain table:cell-range-address="Sheet1.K3:Sheet1.K8"/>
            <chart:data-point chart:repeated="6"/>
          </chart:series>
          <chart:series chart:style-name="ch7" chart:values-cell-range-address="Sheet1.M3:Sheet1.M8" chart:label-cell-address="Sheet1.M2:Sheet1.M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g711</text:p>
                <draw:g>
                  <svg:desc>Sheet1.L2:Sheet1.L2</svg:desc>
                </draw:g>
              </table:table-cell>
              <table:table-cell office:value-type="string">
                <text:p>G723.1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K3:Sheet1.K8</svg:desc>
                </draw:g>
              </table:table-cell>
              <table:table-cell office:value-type="float" office:value="69.5019102000483">
                <text:p>69.5019102000483</text:p>
                <draw:g>
                  <svg:desc>Sheet1.L3:Sheet1.L8</svg:desc>
                </draw:g>
              </table:table-cell>
              <table:table-cell office:value-type="float" office:value="69.5278952186435">
                <text:p>69.5278952186435</text:p>
                <draw:g>
                  <svg:desc>Sheet1.M3:Sheet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81.5107352781623">
                <text:p>81.5107352781623</text:p>
              </table:table-cell>
              <table:table-cell office:value-type="float" office:value="69.8473779310717">
                <text:p>69.8473779310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9.5690632487212">
                <text:p>79.5690632487212</text:p>
              </table:table-cell>
              <table:table-cell office:value-type="float" office:value="77.4872233277909">
                <text:p>77.4872233277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83.1820775518741">
                <text:p>83.1820775518741</text:p>
              </table:table-cell>
              <table:table-cell office:value-type="float" office:value="77.4855378227139">
                <text:p>77.4855378227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2.3768915700781">
                <text:p>72.3768915700781</text:p>
              </table:table-cell>
              <table:table-cell office:value-type="float" office:value="72.7042254459731">
                <text:p>72.7042254459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4.1281145541658">
                <text:p>74.1281145541658</text:p>
              </table:table-cell>
              <table:table-cell office:value-type="float" office:value="68.3009834273021">
                <text:p>68.3009834273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